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1" style:family="text">
      <style:text-properties officeooo:rsid="00022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держка NAT в IO<text:span text:style-name="T1">S</text:span></text:p>
      <text:p text:style-name="P1"/>
      <text:p text:style-name="P2"><text:tab/>Cisco IOS поддерживает все теоретические варианты NAT. Статические и</text:p>
      <text:p text:style-name="P2">динамические преобразования совместимы (даже в одном направлении), но</text:p>
      <text:p text:style-name="P2">статические нужно конфигурировать раньше динамических.</text:p>
      <text:p text:style-name="P2">Отдельно взятое правило преобразований задают командой ip nat.</text:p>
      <text:p text:style-name="P2"><text:tab/>Если правило относится к динамическим преобразованиям, аргумент</text:p>
      <text:p text:style-name="P2">overload разрешает совместное использование пула адресов и включает</text:p>
      <text:p text:style-name="P2">PAT. Если правило относится к статическим преобразованиям, PAT включает</text:p>
      <text:p text:style-name="P2">аргумент extendable.</text:p>
      <text:p text:style-name="P2"><text:tab/>Обязательно нужно «привязать» сетевые интерфейсы к внутренней сети</text:p>
      <text:p text:style-name="P2">(inside) и сети публичного доступа (outside) командами ip nat inside и ip</text:p>
      <text:p text:style-name="P2">nat outside соответственно (можно и не по одному).</text:p>
      <text:p text:style-name="P2"/>
      <text:p text:style-name="P2"><text:tab/>Важно правильно понимать Cisco-терминологию, связанную с адресацией</text:p>
      <text:p text:style-name="P2">при NAT-преобразованиях:</text:p>
      <text:p text:style-name="P2"><text:tab/>1. Inside local -- адрес расположенной в сети inside станции как он</text:p>
      <text:p text:style-name="P2">«виден» в сети inside.</text:p>
      <text:p text:style-name="P2"><text:tab/>2. Inside global -- адрес расположенной в inside-сети станции как он</text:p>
      <text:p text:style-name="P2">«виден» в сети outside.</text:p>
      <text:p text:style-name="P2"><text:tab/>3. Outside local -- адрес расположенной в сети outside станции как он</text:p>
      <text:p text:style-name="P2">«виден» в сети inside.</text:p>
      <text:p text:style-name="P2"><text:tab/>4. Outside global -- адрес расположенной в сети outside станции как он</text:p>
      <text:p text:style-name="P2">«виден» в сети outside.</text:p>
      <text:p text:style-name="P2"/>
      <text:p text:style-name="P2">Cisco-варианты NAT:</text:p>
      <text:p text:style-name="P2"><text:tab/>1. ip nat inside source static -- в направлении из сети inside в сеть outside</text:p>
      <text:p text:style-name="P2">подменяется IP-адрес источника (и IP-адрес назначения в обратном направлении), то</text:p>
      <text:p text:style-name="P2">есть адрес inside local заменяется адресом inside global (классический статический</text:p>
      <text:p text:style-name="P2">source NAT).</text:p>
      <text:p text:style-name="P2"><text:tab/>2. ip nat inside source list -- замены аналогично ip nat inside source</text:p>
      <text:p text:style-name="P2">static, плюс позволяет задействовать список адресов inside local и пул адресов</text:p>
      <text:p text:style-name="P2">inside global (динамический source NAT).</text:p>
      <text:p text:style-name="P2"><text:tab/>3. ip nat inside destination list -- в направлении из сети outside в сеть</text:p>
      <text:p text:style-name="P2">inside подменяется IP-адрес назначения, то есть адрес inside global заменяется</text:p>
      <text:p text:style-name="P2">адресом inside local -- фактически то же самое, что и ip nat inside source, но</text:p>
      <text:p text:style-name="P2">позволяет задействовать список адресов inside global и пул адресов inside local</text:p>
      <text:p text:style-name="P2">(используется редко).</text:p>
      <text:p text:style-name="P2"><text:tab/>4. ip nat outside source static -- в направлении из сети outside в сеть</text:p>
      <text:p text:style-name="P2">inside подменяется IP-адрес источника, то есть адрес outside global заменяется</text:p>
      <text:p text:style-name="P2">адресом outside local (статический destination NAT, используется редко).</text:p>
      <text:p text:style-name="P2"><text:tab/>5. ip nat outside source list -- замены аналогично ip nat outside</text:p>
      <text:p text:style-name="P2"><text:soft-page-break/>source static, плюс позволяет задействовать список адресов outside global и пул</text:p>
      <text:p text:style-name="P2">адресов outside local (динамический destination NAT, используется редко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6:04:10.977713505</meta:creation-date>
    <dc:date>2023-05-13T16:06:06.593350783</dc:date>
    <meta:editing-duration>PT1M56S</meta:editing-duration>
    <meta:editing-cycles>1</meta:editing-cycles>
    <meta:document-statistic meta:table-count="0" meta:image-count="0" meta:object-count="0" meta:page-count="2" meta:paragraph-count="41" meta:word-count="343" meta:character-count="2376" meta:non-whitespace-character-count="2061"/>
    <meta:generator>LibreOffice/7.3.7.2$Linux_X86_64 LibreOffice_project/30$Build-2</meta:generator>
  </office:meta>
</office:document-meta>
</file>